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text-properties officeooo:rsid="0013987f" officeooo:paragraph-rsid="0013987f"/>
    </style:style>
    <style:style style:name="P2" style:family="paragraph" style:parent-style-name="Text_20_body" style:list-style-name="L2">
      <style:text-properties officeooo:rsid="001623ad" officeooo:paragraph-rsid="001623ad"/>
    </style:style>
    <style:style style:name="P3" style:family="paragraph" style:parent-style-name="Text_20_body" style:list-style-name="L2">
      <style:text-properties officeooo:paragraph-rsid="001623ad"/>
    </style:style>
    <style:style style:name="P4" style:family="paragraph" style:parent-style-name="Text_20_body" style:list-style-name="L2">
      <style:text-properties style:font-name="Liberation Mono" fo:font-weight="bold" officeooo:rsid="001623ad" officeooo:paragraph-rsid="001623ad" fo:background-color="transparent" style:font-weight-asian="bold" style:font-weight-complex="bold"/>
    </style:style>
    <style:style style:name="P5" style:family="paragraph" style:parent-style-name="Text_20_body" style:list-style-name="L1">
      <style:text-properties officeooo:rsid="0021920b" officeooo:paragraph-rsid="0021920b"/>
    </style:style>
    <style:style style:name="P6" style:family="paragraph" style:parent-style-name="Text_20_body" style:list-style-name="L10">
      <style:text-properties officeooo:rsid="0021c2d2" officeooo:paragraph-rsid="00241fd3"/>
    </style:style>
    <style:style style:name="P7" style:family="paragraph" style:parent-style-name="Text_20_body" style:list-style-name="L1">
      <style:text-properties style:font-name="Liberation Serif" fo:font-weight="normal" officeooo:rsid="0027800f" officeooo:paragraph-rsid="0027800f" style:font-weight-asian="normal" style:font-weight-complex="normal"/>
    </style:style>
    <style:style style:name="P8" style:family="paragraph" style:parent-style-name="Text_20_body" style:list-style-name="L1">
      <style:text-properties style:font-name="Liberation Serif" fo:font-weight="normal" officeooo:rsid="002a4137" officeooo:paragraph-rsid="002a4137" style:font-weight-asian="normal" style:font-weight-complex="normal"/>
    </style:style>
    <style:style style:name="P9" style:family="paragraph" style:parent-style-name="Text_20_body" style:list-style-name="L1">
      <style:text-properties style:font-name="Liberation Serif" fo:font-weight="normal" officeooo:rsid="002f2e4e" officeooo:paragraph-rsid="002f2e4e" style:font-weight-asian="normal" style:font-weight-complex="normal"/>
    </style:style>
    <style:style style:name="P10" style:family="paragraph" style:parent-style-name="Text_20_body" style:list-style-name="L1">
      <style:text-properties style:font-name="Liberation Serif" fo:font-weight="normal" officeooo:rsid="0033b856" officeooo:paragraph-rsid="0033b856" style:font-weight-asian="normal" style:font-weight-complex="normal"/>
    </style:style>
    <style:style style:name="P11" style:family="paragraph" style:parent-style-name="Text_20_body" style:list-style-name="L1">
      <style:text-properties style:font-name="Liberation Serif" fo:font-weight="normal" officeooo:rsid="00373397" officeooo:paragraph-rsid="00373397" style:font-weight-asian="normal" style:font-weight-complex="normal"/>
    </style:style>
    <style:style style:name="P12" style:family="paragraph" style:parent-style-name="Text_20_body" style:list-style-name="L1">
      <style:text-properties style:font-name="Liberation Serif" fo:font-weight="normal" officeooo:rsid="003a62f4" officeooo:paragraph-rsid="003a62f4" style:font-weight-asian="normal" style:font-weight-complex="normal"/>
    </style:style>
    <style:style style:name="P13" style:family="paragraph" style:parent-style-name="Text_20_body" style:list-style-name="L1">
      <style:text-properties style:font-name="Liberation Serif" fo:font-weight="normal" officeooo:rsid="003b7b51" officeooo:paragraph-rsid="003b7b51" style:font-weight-asian="normal" style:font-weight-complex="normal"/>
    </style:style>
    <style:style style:name="P14" style:family="paragraph" style:parent-style-name="Text_20_body" style:list-style-name="L1">
      <style:text-properties style:font-name="Liberation Serif" fo:font-weight="normal" officeooo:rsid="00453a6c" officeooo:paragraph-rsid="00453a6c" style:font-weight-asian="normal" style:font-weight-complex="normal"/>
    </style:style>
    <style:style style:name="P15" style:family="paragraph" style:parent-style-name="Text_20_body" style:list-style-name="L12">
      <style:text-properties style:font-name="Liberation Serif" fo:font-weight="normal" officeooo:rsid="0048ad9d" officeooo:paragraph-rsid="0048ad9d" style:font-weight-asian="normal" style:font-weight-complex="normal"/>
    </style:style>
    <style:style style:name="P16" style:family="paragraph" style:parent-style-name="Text_20_body" style:list-style-name="L1">
      <style:text-properties style:font-name="Liberation Serif" fo:font-weight="normal" officeooo:rsid="0049cbef" officeooo:paragraph-rsid="0049cbef" style:font-weight-asian="normal" style:font-weight-complex="normal"/>
    </style:style>
    <style:style style:name="P17" style:family="paragraph" style:parent-style-name="Text_20_body" style:list-style-name="L1">
      <style:text-properties style:font-name="Liberation Serif" fo:font-weight="normal" officeooo:rsid="004f281b" officeooo:paragraph-rsid="004f281b" style:font-weight-asian="normal" style:font-weight-complex="normal"/>
    </style:style>
    <style:style style:name="P18" style:family="paragraph" style:parent-style-name="Text_20_body" style:list-style-name="L1">
      <style:text-properties style:font-name="Liberation Serif" fo:font-weight="normal" officeooo:rsid="0051050f" officeooo:paragraph-rsid="0051050f" style:font-weight-asian="normal" style:font-weight-complex="normal"/>
    </style:style>
    <style:style style:name="P19" style:family="paragraph" style:parent-style-name="Text_20_body" style:list-style-name="L1">
      <style:text-properties style:font-name="Liberation Serif" fo:font-weight="normal" officeooo:rsid="005285e4" officeooo:paragraph-rsid="00543699" style:font-weight-asian="normal" style:font-weight-complex="normal"/>
    </style:style>
    <style:style style:name="P20" style:family="paragraph" style:parent-style-name="Text_20_body" style:list-style-name="L1">
      <style:text-properties style:font-name="Liberation Serif" fo:font-weight="normal" officeooo:rsid="0072e5a3" officeooo:paragraph-rsid="0072e5a3" style:font-weight-asian="normal" style:font-weight-complex="normal"/>
    </style:style>
    <style:style style:name="P21" style:family="paragraph" style:parent-style-name="Text_20_body" style:list-style-name="L1">
      <style:text-properties style:font-name="Liberation Serif" fo:font-weight="normal" officeooo:rsid="0074937e" officeooo:paragraph-rsid="0078cc50" style:font-weight-asian="normal" style:font-weight-complex="normal"/>
    </style:style>
    <style:style style:name="P22" style:family="paragraph" style:parent-style-name="Text_20_body" style:list-style-name="L16">
      <style:text-properties officeooo:paragraph-rsid="004d388d"/>
    </style:style>
    <style:style style:name="P23" style:family="paragraph" style:parent-style-name="Text_20_body" style:list-style-name="L20">
      <style:text-properties officeooo:paragraph-rsid="006fdb9d"/>
    </style:style>
    <style:style style:name="P24" style:family="paragraph" style:parent-style-name="Title">
      <style:text-properties officeooo:rsid="001002b5" officeooo:paragraph-rsid="001002b5"/>
    </style:style>
    <style:style style:name="T1" style:family="text">
      <style:text-properties officeooo:rsid="001623ad"/>
    </style:style>
    <style:style style:name="T2" style:family="text">
      <style:text-properties officeooo:rsid="00163254"/>
    </style:style>
    <style:style style:name="T3" style:family="text">
      <style:text-properties officeooo:rsid="0016d460"/>
    </style:style>
    <style:style style:name="T4" style:family="text">
      <style:text-properties style:font-name="Liberation Mono" fo:font-weight="bold" style:font-weight-asian="bold" style:font-weight-complex="bold"/>
    </style:style>
    <style:style style:name="T5" style:family="text">
      <style:text-properties style:font-name="Liberation Mono" fo:font-weight="bold" officeooo:rsid="002b36ec" style:font-weight-asian="bold" style:font-weight-complex="bold"/>
    </style:style>
    <style:style style:name="T6" style:family="text">
      <style:text-properties style:font-name="Liberation Mono" fo:font-weight="bold" officeooo:rsid="0030963c" style:font-weight-asian="bold" style:font-weight-complex="bold"/>
    </style:style>
    <style:style style:name="T7" style:family="text">
      <style:text-properties style:font-name="Liberation Mono" fo:font-weight="bold" officeooo:rsid="004bc6c1" style:font-weight-asian="bold" style:font-weight-complex="bold"/>
    </style:style>
    <style:style style:name="T8" style:family="text">
      <style:text-properties style:font-name="Liberation Mono" fo:font-weight="bold" officeooo:rsid="004a9ffe" style:font-weight-asian="bold" style:font-weight-complex="bold"/>
    </style:style>
    <style:style style:name="T9" style:family="text">
      <style:text-properties style:font-name="Liberation Mono" fo:font-weight="bold" officeooo:rsid="005285e4" style:font-weight-asian="bold" style:font-weight-complex="bold"/>
    </style:style>
    <style:style style:name="T10" style:family="text">
      <style:text-properties style:font-name="Liberation Mono" fo:font-weight="bold" officeooo:rsid="00573975" style:font-weight-asian="bold" style:font-weight-complex="bold"/>
    </style:style>
    <style:style style:name="T11" style:family="text">
      <style:text-properties style:font-name="Liberation Mono" fo:font-weight="bold" officeooo:rsid="005c6f6e" style:font-weight-asian="bold" style:font-weight-complex="bold"/>
    </style:style>
    <style:style style:name="T12" style:family="text">
      <style:text-properties style:font-name="Liberation Mono" fo:font-weight="bold" officeooo:rsid="006124de" style:font-weight-asian="bold" style:font-weight-complex="bold"/>
    </style:style>
    <style:style style:name="T13" style:family="text">
      <style:text-properties style:font-name="Liberation Mono" fo:font-weight="bold" officeooo:rsid="006dff32"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officeooo:rsid="004a9ffe" style:font-weight-asian="bold" style:font-weight-complex="bold"/>
    </style:style>
    <style:style style:name="T16" style:family="text">
      <style:text-properties fo:font-weight="bold" officeooo:rsid="007cac8e" style:font-weight-asian="bold" style:font-weight-complex="bold"/>
    </style:style>
    <style:style style:name="T17" style:family="text">
      <style:text-properties officeooo:rsid="002b36ec"/>
    </style:style>
    <style:style style:name="T18" style:family="text">
      <style:text-properties style:font-name="Liberation Serif" fo:font-weight="normal" officeooo:rsid="005c6f6e" style:font-weight-asian="normal" style:font-weight-complex="normal"/>
    </style:style>
    <style:style style:name="T19" style:family="text">
      <style:text-properties style:font-name="Liberation Serif" fo:font-weight="normal" officeooo:rsid="00604334" style:font-weight-asian="normal" style:font-weight-complex="normal"/>
    </style:style>
    <style:style style:name="T20" style:family="text">
      <style:text-properties style:font-name="Liberation Serif" fo:font-weight="normal" officeooo:rsid="006134d1" style:font-weight-asian="normal" style:font-weight-complex="normal"/>
    </style:style>
    <style:style style:name="T21" style:family="text">
      <style:text-properties style:font-name="Liberation Serif" fo:font-weight="normal" officeooo:rsid="005285e4" style:font-weight-asian="normal" style:font-weight-complex="normal"/>
    </style:style>
    <style:style style:name="T22" style:family="text">
      <style:text-properties style:font-name="Liberation Serif" fo:font-weight="normal" officeooo:rsid="00573975" style:font-weight-asian="normal" style:font-weight-complex="normal"/>
    </style:style>
    <style:style style:name="T23" style:family="text">
      <style:text-properties style:font-name="Liberation Serif" fo:font-weight="normal" officeooo:rsid="007203e6" style:font-weight-asian="normal" style:font-weight-complex="normal"/>
    </style:style>
    <style:style style:name="T24" style:family="text">
      <style:text-properties style:font-name="Liberation Serif" fo:font-weight="bold" officeooo:rsid="00604334" style:font-weight-asian="bold" style:font-weight-complex="bold"/>
    </style:style>
    <style:style style:name="T25" style:family="text">
      <style:text-properties style:font-name="Liberation Serif" fo:font-weight="bold" officeooo:rsid="006134d1" style:font-weight-asian="bold" style:font-weight-complex="bold"/>
    </style:style>
    <style:style style:name="T26" style:family="text">
      <style:text-properties style:font-name="Liberation Serif" fo:font-weight="bold" officeooo:rsid="00573975" style:font-weight-asian="bold" style:font-weight-complex="bold"/>
    </style:style>
    <style:style style:name="T27" style:family="text">
      <style:text-properties officeooo:rsid="0030963c"/>
    </style:style>
    <style:style style:name="T28" style:family="text">
      <style:text-properties officeooo:rsid="0034b67a"/>
    </style:style>
    <style:style style:name="T29" style:family="text">
      <style:text-properties officeooo:rsid="00367773"/>
    </style:style>
    <style:style style:name="T30" style:family="text">
      <style:text-properties officeooo:rsid="003e97f5"/>
    </style:style>
    <style:style style:name="T31" style:family="text">
      <style:text-properties officeooo:rsid="004193a7"/>
    </style:style>
    <style:style style:name="T32" style:family="text">
      <style:text-properties officeooo:rsid="004a9ffe"/>
    </style:style>
    <style:style style:name="T33" style:family="text">
      <style:text-properties officeooo:rsid="0054d483"/>
    </style:style>
    <style:style style:name="T34" style:family="text">
      <style:text-properties officeooo:rsid="0056913e"/>
    </style:style>
    <style:style style:name="T35" style:family="text">
      <style:text-properties officeooo:rsid="0075bcf8"/>
    </style:style>
    <style:style style:name="T36" style:family="text">
      <style:text-properties officeooo:rsid="007cac8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Rough Deployment Notes</text:p>
      <text:list xml:id="list798088003" text:style-name="L1">
        <text:list-item>
          <text:p text:style-name="P1">Set up a decent firewall on the production server, only allowing port 80 and 443 in for this application. Do not forget that your ssh server port also needs to be open if you are managing this server remotely through ssh.</text:p>
        </text:list-item>
      </text:list>
      <text:list xml:id="list3828962532" text:style-name="L2">
        <text:list-item>
          <text:list>
            <text:list-item>
              <text:p text:style-name="P2">Another piece to note is that docker uses iptables to set up its internal network isolation system. If you are using nftables as your interface to netfilter, then make sure you use the uppercase names for <text:span text:style-name="T3">the ip filter tables. These:(</text:span>INPUT, <text:span text:style-name="T2">FORWARD</text:span> and, <text:span text:style-name="T2">OUTPUT).</text:span></text:p>
            </text:list-item>
            <text:list-item>
              <text:p text:style-name="P3"><text:span text:style-name="T1">Here is an example of an nftables ip filter for ipv4 allowing port 22, 443, and 80 TCP traffic. </text:span></text:p>
              <text:p text:style-name="P4">table ip filter {</text:p>
              <text:p text:style-name="P4"><text:tab/>chain INPUT {</text:p>
              <text:p text:style-name="P4"><text:tab/><text:tab/>type filter hook input priority 0;</text:p>
              <text:p text:style-name="P4"><text:tab/><text:tab/># Drop invalid packets</text:p>
              <text:p text:style-name="P4"><text:tab/><text:tab/>ct state invalid drop;<text:tab/><text:tab/></text:p>
              <text:p text:style-name="P4"><text:tab/><text:tab/># Allow from loopback</text:p>
              <text:p text:style-name="P4"><text:tab/><text:tab/>iif lo accept;</text:p>
              <text:p text:style-name="P4"><text:tab/><text:tab/># Established/related connections</text:p>
              <text:p text:style-name="P4"><text:tab/><text:tab/>ct state established,related accept;</text:p>
              <text:p text:style-name="P4"><text:tab/><text:tab/># Allow ssh</text:p>
              <text:p text:style-name="P4"><text:tab/><text:tab/>tcp dport 22 accept;</text:p>
              <text:p text:style-name="P4"><text:tab/><text:tab/># Allow https traffic in on 443</text:p>
              <text:p text:style-name="P4"><text:tab/><text:tab/>tcp dport 443 accept;</text:p>
              <text:p text:style-name="P4"><text:tab/><text:tab/># Allow http traffic in on 80 (This should be redirected to https)</text:p>
              <text:p text:style-name="P4"><text:tab/><text:tab/>tcp dport 80 accept;</text:p>
              <text:p text:style-name="P4"><text:tab/><text:tab/># Drop everything else</text:p>
              <text:p text:style-name="P4"><text:tab/><text:tab/>counter drop;</text:p>
              <text:p text:style-name="P4"><text:tab/>}</text:p>
              <text:p text:style-name="P4"/>
              <text:p text:style-name="P4"><text:tab/>chain FORWARD {</text:p>
              <text:p text:style-name="P4"><text:soft-page-break/><text:tab/><text:tab/>type filter hook forward priority 0; policy accept;</text:p>
              <text:p text:style-name="P4"><text:tab/><text:tab/>counter packets 0 bytes 0 drop</text:p>
              <text:p text:style-name="P4"><text:tab/>}</text:p>
              <text:p text:style-name="P4"/>
              <text:p text:style-name="P4"><text:tab/>chain OUTPUT {</text:p>
              <text:p text:style-name="P4"><text:tab/><text:tab/>type filter hook output priority 0; policy accept;</text:p>
              <text:p text:style-name="P4"><text:tab/>}</text:p>
              <text:p text:style-name="P4">}</text:p>
            </text:list-item>
          </text:list>
        </text:list-item>
      </text:list>
      <text:list xml:id="list190757701538978" text:continue-list="list798088003" text:style-name="L1">
        <text:list-item>
          <text:p text:style-name="P5">Install docker.</text:p>
        </text:list-item>
      </text:list>
      <text:list xml:id="list2029677333" text:style-name="L10">
        <text:list-item>
          <text:list>
            <text:list-item>
              <text:p text:style-name="P6">On <text:span text:style-name="T30">D</text:span>ebian systems the package is called <text:span text:style-name="T4">docker.io</text:span></text:p>
            </text:list-item>
          </text:list>
        </text:list-item>
      </text:list>
      <text:list xml:id="list190756157166563" text:continue-list="list190757701538978" text:style-name="L1">
        <text:list-item>
          <text:p text:style-name="P7">Make sure you have git installed, and change directories to <text:span text:style-name="T4">/usr/local</text:span><text:span text:style-name="T14"> </text:span>on the server.</text:p>
          <text:p text:style-name="P8">Use git clone to pull down the <text:span text:style-name="T31">NPLBAM</text:span> application to this directory. <text:span text:style-name="T17">If the resultant folder is named anything other than </text:span><text:span text:style-name="T5">NPLBAM</text:span><text:span text:style-name="T17"> then rename it.</text:span></text:p>
        </text:list-item>
        <text:list-item>
          <text:p text:style-name="P9">At this point you will need the <text:span text:style-name="T4">secrets.tar.gz</text:span> <text:span text:style-name="T27">archive. Place this archive in the </text:span><text:span text:style-name="T6">NPLBAM</text:span><text:span text:style-name="T27"> folder. </text:span></text:p>
        </text:list-item>
        <text:list-item>
          <text:p text:style-name="P10"><text:span text:style-name="T28">Extract</text:span> this folder and change directories into the <text:span text:style-name="T4">secrets</text:span> directory created in the <text:span text:style-name="T4">NPLBAM</text:span> folder <text:span text:style-name="T29">from the extraction</text:span>.</text:p>
        </text:list-item>
        <text:list-item>
          <text:p text:style-name="P11">Run the <text:span text:style-name="T4">./place_secrets.sh</text:span> script within that directory.</text:p>
        </text:list-item>
        <text:list-item>
          <text:p text:style-name="P19"><text:span text:style-name="T33">Change back to </text:span>the <text:span text:style-name="T4">NPLBAM</text:span> folder <text:span text:style-name="T34">and</text:span>, execute <text:span text:style-name="T4">./create_network.sh</text:span></text:p>
        </text:list-item>
        <text:list-item>
          <text:p text:style-name="P12">Change directories to the <text:span text:style-name="T4">NPLBAM/docker/nplbam_postgres</text:span> directory, and execute the <text:span text:style-name="T4">build.sh</text:span> script while in that directory.</text:p>
        </text:list-item>
        <text:list-item>
          <text:p text:style-name="P13">Do the same thing in the <text:span text:style-name="T4">NPLBAM/docker/web_cont</text:span> directory.</text:p>
        </text:list-item>
        <text:list-item>
          <text:p text:style-name="P14">Now, change directories into the <text:span text:style-name="T4">NPLBAM/service_files</text:span> directory, and run the following command.</text:p>
        </text:list-item>
      </text:list>
      <text:list xml:id="list2356112664" text:style-name="L12">
        <text:list-item>
          <text:list>
            <text:list-item>
              <text:p text:style-name="P15">(As root) <text:span text:style-name="T4">cp ./* /etc/systemd/system/</text:span></text:p>
            </text:list-item>
          </text:list>
        </text:list-item>
      </text:list>
      <text:list xml:id="list190755704964627" text:continue-list="list190756157166563" text:style-name="L1">
        <text:list-item>
          <text:p text:style-name="P16">Now, we start the services using systemd. <text:span text:style-name="T32">Execute the following commands</text:span><text:span text:style-name="T15"> in order.</text:span></text:p>
        </text:list-item>
      </text:list>
      <text:list xml:id="list264549773" text:style-name="L16">
        <text:list-item>
          <text:list>
            <text:list-item>
              <text:p text:style-name="P22"><text:span text:style-name="T7">systemctl enable nplbam_postgres &amp;&amp; systemctl start nplbam_postgres</text:span></text:p>
            </text:list-item>
            <text:list-item>
              <text:p text:style-name="P22"><text:span text:style-name="T7">systemctl enable nplbam_flask &amp;&amp; systemctl start nplbam_flask</text:span></text:p>
            </text:list-item>
            <text:list-item>
              <text:p text:style-name="P22"><text:span text:style-name="T8">systemctl enable nplbam_nginx &amp;&amp; systemctl start nplbam_nginx</text:span></text:p>
            </text:list-item>
          </text:list>
        </text:list-item>
      </text:list>
      <text:list xml:id="list190757627222081" text:continue-list="list190755704964627" text:style-name="L1">
        <text:list-item>
          <text:p text:style-name="P17"><text:soft-page-break/>The base <text:span text:style-name="T14">NPLBAM</text:span> application is now running on the server, and will be automatically restarted whenever the server starts up.</text:p>
        </text:list-item>
        <text:list-item>
          <text:p text:style-name="P18">Creating the first root admin account for the application (there is no default)</text:p>
        </text:list-item>
      </text:list>
      <text:list xml:id="list2149041489" text:style-name="L20">
        <text:list-item>
          <text:list>
            <text:list-item>
              <text:p text:style-name="P23"><text:span text:style-name="T18">In the </text:span><text:span text:style-name="T11">NPLBAM</text:span><text:span text:style-name="T18"> folder, execute the </text:span><text:span text:style-name="T11">./build_venv.sh</text:span><text:span text:style-name="T18"> script (this requires python3 and the venv module installed on the machine.)</text:span></text:p>
            </text:list-item>
            <text:list-item>
              <text:p text:style-name="P23"><text:span text:style-name="T19">Execute the following, </text:span><text:span text:style-name="T24">in order</text:span><text:span text:style-name="T19">. </text:span><text:span text:style-name="T20">It will result in a long string starting with b (this is your password hash) printed to your terminal. Copy everything </text:span><text:span text:style-name="T25">including the quotes</text:span><text:span text:style-name="T20">, except for the b to your clipboard.</text:span></text:p>
              <text:list>
                <text:list-item>
                  <text:p text:style-name="P23"><text:span text:style-name="T12">source nplbamNV/bin/activate</text:span></text:p>
                </text:list-item>
                <text:list-item>
                  <text:p text:style-name="P23"><text:span text:style-name="T12">python</text:span></text:p>
                </text:list-item>
                <text:list-item>
                  <text:p text:style-name="P23"><text:span text:style-name="T12">import nacl.pwhash</text:span></text:p>
                </text:list-item>
                <text:list-item>
                  <text:p text:style-name="P23"><text:span text:style-name="T12">print(nacl.pwhash.str(b’YOUR PASSWORD HERE’))</text:span></text:p>
                </text:list-item>
                <text:list-item>
                  <text:p text:style-name="P23"><text:span text:style-name="T12">exit()</text:span></text:p>
                </text:list-item>
              </text:list>
            </text:list-item>
            <text:list-item>
              <text:p text:style-name="P23"><text:span text:style-name="T21">run </text:span><text:span text:style-name="T9">./</text:span><text:span text:style-name="T10">connect_psql.sh</text:span><text:span text:style-name="T22"> and you will be </text:span><text:span text:style-name="T23">at a psql prompt for the postgres database</text:span><text:span text:style-name="T22">. In that prompt execute the following commands </text:span><text:span text:style-name="T26">in order.</text:span></text:p>
              <text:list>
                <text:list-item>
                  <text:p text:style-name="P23"><text:span text:style-name="T13">\c nplbam</text:span></text:p>
                </text:list-item>
                <text:list-item>
                  <text:p text:style-name="P23"><text:span text:style-name="T13">insert into “Users” (username, password, “userLVL”) values (‘YOUR USER NAME HERE’, WHAT YOU COPIED TO YOUR CLIPBOARD HERE, 0);</text:span></text:p>
                </text:list-item>
                <text:list-item>
                  <text:p text:style-name="P23"><text:span text:style-name="T13">exit</text:span></text:p>
                </text:list-item>
              </text:list>
            </text:list-item>
          </text:list>
        </text:list-item>
      </text:list>
      <text:list xml:id="list190757641160817" text:continue-list="list190757627222081" text:style-name="L1">
        <text:list-item>
          <text:p text:style-name="P20">The application should now be deployed and running on this server, and you should be able to access it on port 80.</text:p>
        </text:list-item>
        <text:list-item>
          <text:p text:style-name="P21">Please note that this deployment is <text:span text:style-name="T16">currently insecure</text:span>. <text:span text:style-name="T35">For the deployment to be secure the nginx configuration file must be changed significantly, a TLS certificate must either be purchased from a CA, or CertBot needs to be set up to get auto-renewing certificates for free from Lets Encrypt; and these certificates then deployed into the NGINX container volume where nginx can see them. </text:span></text:p>
          <text:p text:style-name="P21"><text:span text:style-name="T35">Setting up CertBot also requires modifications to the nginx configuration files so that Lets Encrypt can look for a specific file in the .well-known folder on the webserver and verify that you are the domain that you say you ar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01T18:09:31.487443983</meta:creation-date>
    <dc:date>2021-02-01T19:06:59.401217481</dc:date>
    <meta:editing-duration>PT56M40S</meta:editing-duration>
    <meta:editing-cycles>95</meta:editing-cycles>
    <meta:generator>LibreOffice/6.1.5.2$Linux_X86_64 LibreOffice_project/10$Build-2</meta:generator>
    <meta:document-statistic meta:table-count="0" meta:image-count="0" meta:object-count="0" meta:page-count="3" meta:paragraph-count="64" meta:word-count="716" meta:character-count="4170" meta:non-whitespace-character-count="3530"/>
  </office:meta>
</office:document-meta>
</file>